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ValueFactory.createDateValue( Calenda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ValueFactory.createLongValue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ValueFactory.createDouble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ValueFactory.SerialValu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ialValueFactory.createString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ValueFactory.createValue(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ValueFactory.createValue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ValueFactory.createLong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ValueFactory.createBinary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ValueFactory.makeSerialValueArray( Value [ ] valu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ialValueFactory.create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ValueFactory.createValue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ValueFactory.createValue( Calenda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ValueFactory.createBooleanValue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ValueFactory.createReference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ValueFactory.makeSerialValue( Value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ialValueFactory.createName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ValueFactory.createValue( Nod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ValueFactory.createBoolean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ValueFactory.createDate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ValueFactory.createValue( InputStream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ValueFactory.createValue( String value , int typ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0">
            <text:p text:style-name="Table_20_Contents">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SerialValueFactory.createDoubleValue(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ValueFactory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ValueFactory.createBinaryValue( InputStream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ValueFactory.createPath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